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text-properties fo:language="en" fo:country="GB" fo:font-weight="bold" style:language-asian="zxx" style:country-asian="none" style:language-complex="zxx" style:country-complex="non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text-properties style:font-name="Arial" style:language-asian="zxx" style:country-asian="none" style:language-complex="zxx" style:country-complex="none"/>
    </style:style>
    <style:style style:name="P15" style:family="paragraph" style:parent-style-name="Text_20_body">
      <style:paragraph-properties fo:margin-top="0cm" fo:margin-bottom="0.499cm"/>
      <style:text-properties fo:language="en" fo:country="GB" fo:font-weight="bold" style:language-asian="zxx" style:country-asian="none" style:font-weight-asian="bold" style:language-complex="zxx" style:country-complex="none" style:font-weight-complex="bold"/>
    </style:style>
    <style:style style:name="P16" style:family="paragraph" style:parent-style-name="Code">
      <style:text-properties fo:language="en" fo:country="GB" style:language-asian="zxx" style:country-asian="none" style:language-complex="zxx" style:country-complex="none"/>
    </style:style>
    <style:style style:name="P17" style:family="paragraph" style:parent-style-name="Code">
      <style:text-properties style:font-name="Courier New1" fo:language="en" fo:country="GB" style:language-asian="zxx" style:country-asian="none" style:language-complex="zxx" style:country-complex="none"/>
    </style:style>
    <style:style style:name="P18"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23" style:family="paragraph" style:parent-style-name="Text_20_body" style:list-style-name="L1">
      <style:text-properties style:font-name="Arial" fo:language="en" fo:country="GB" style:language-asian="zxx" style:country-asian="none" style:language-complex="zxx" style:country-complex="none"/>
    </style:style>
    <style:style style:name="P24" style:family="paragraph" style:parent-style-name="Text_20_body" style:list-style-name="L3">
      <style:text-properties style:font-name="Arial" fo:language="en" fo:country="GB" style:language-asian="zxx" style:country-asian="none" style:language-complex="zxx" style:country-complex="none"/>
    </style:style>
    <style:style style:name="P25" style:family="paragraph" style:parent-style-name="Text_20_body" style:list-style-name="L5">
      <style:text-properties style:font-name="Arial" fo:language="en" fo:country="GB" style:font-name-asian="Andale Sans UI" style:language-asian="zxx" style:country-asian="none" style:font-name-complex="Tahoma" style:language-complex="zxx" style:country-complex="none"/>
    </style:style>
    <style:style style:name="P26" style:family="paragraph" style:parent-style-name="Text_20_body" style:list-style-name="L1">
      <style:text-properties fo:language="en" fo:country="GB" style:language-asian="zxx" style:country-asian="none" style:language-complex="zxx" style:country-complex="none"/>
    </style:style>
    <style:style style:name="P27" style:family="paragraph" style:parent-style-name="Text_20_body" style:list-style-name="L2">
      <style:text-properties fo:language="en" fo:country="GB" style:language-asian="zxx" style:country-asian="none" style:language-complex="zxx" style:country-complex="none"/>
    </style:style>
    <style:style style:name="P28" style:family="paragraph" style:parent-style-name="Text_20_body" style:list-style-name="L4">
      <style:text-properties fo:language="en" fo:country="GB" style:language-asian="zxx" style:country-asian="none" style:language-complex="zxx" style:country-complex="none"/>
    </style:style>
    <style:style style:name="P29" style:family="paragraph" style:parent-style-name="Text_20_body" style:list-style-name="L2">
      <style:text-properties fo:language="en" fo:country="GB" fo:background-color="#ffffff" style:language-asian="zxx" style:country-asian="none" style:language-complex="zxx" style:country-complex="none"/>
    </style:style>
    <style:style style:name="P30" style:family="paragraph" style:parent-style-name="Text_20_body" style:list-style-name="L1">
      <style:text-properties style:font-name="Arial2" fo:language="en" fo:country="GB" style:language-asian="zxx" style:country-asian="none" style:language-complex="zxx" style:country-complex="none"/>
    </style:style>
    <style:style style:name="P31" style:family="paragraph" style:parent-style-name="Text_20_body" style:list-style-name="L1">
      <style:paragraph-properties fo:margin-left="0cm" fo:margin-right="0cm" fo:text-indent="0cm" style:auto-text-indent="false"/>
      <style:text-properties fo:language="en" fo:country="GB" style:language-asian="zxx" style:country-asian="none" style:language-complex="zxx" style:country-complex="none"/>
    </style:style>
    <style:style style:name="P32" style:family="paragraph" style:parent-style-name="Heading_20_1">
      <style:text-properties style:font-name="Arial" fo:language="en" fo:country="GB" style:language-asian="zxx" style:country-asian="none" style:language-complex="zxx" style:country-complex="none"/>
    </style:style>
    <style:style style:name="P33" style:family="paragraph" style:parent-style-name="Heading_20_1">
      <style:text-properties fo:language="en" fo:country="GB" style:language-asian="zxx" style:country-asian="none" style:language-complex="zxx" style:country-complex="none"/>
    </style:style>
    <style:style style:name="P34" style:family="paragraph" style:parent-style-name="Heading_20_2">
      <style:text-properties fo:language="en" fo:country="GB" style:language-asian="zxx" style:country-asian="none" style:language-complex="zxx" style:country-complex="none"/>
    </style:style>
    <style:style style:name="P35" style:family="paragraph" style:parent-style-name="Heading_20_2">
      <style:text-properties fo:language="en" fo:country="GB" fo:font-weight="bold" style:language-asian="zxx" style:country-asian="none" style:language-complex="zxx" style:country-complex="none"/>
    </style:style>
    <style:style style:name="P36" style:family="paragraph" style:parent-style-name="Heading_20_2">
      <style:text-properties style:font-name="Arial" fo:language="en" fo:country="GB" style:language-asian="zxx" style:country-asian="none" style:language-complex="zxx" style:country-complex="none"/>
    </style:style>
    <style:style style:name="P37"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3"/>
      <text:p text:style-name="P12"/>
      <text:p text:style-name="P10">FabOS</text:p>
      <text:p text:style-name="P11">a.k.a.: Fabian's OS</text:p>
      <text:p text:style-name="P7"/>
      <text:p text:style-name="P10"/>
      <text:p text:style-name="P12"/>
      <text:p text:style-name="P12">Programmers guide<text:line-break/></text:p>
      <text:p text:style-name="P12"/>
      <text:p text:style-name="P12"/>
      <text:p text:style-name="P14"/>
      <text:p text:style-name="P2"/>
      <text:p text:style-name="P2"/>
      <text:p text:style-name="P2"/>
      <text:p text:style-name="P2"/>
      <text:p text:style-name="P2"/>
      <text:p text:style-name="P2">©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Content</text:p>
          </text:index-title>
          <text:p text:style-name="P20"><text:s/>1.What is FabOS<text:tab/>3</text:p>
          <text:p text:style-name="P20"><text:s/>2.License Agreement<text:tab/>4</text:p>
          <text:p text:style-name="P21"><text:s/>2.1.A short summary of the license agreement:<text:tab/>4</text:p>
          <text:p text:style-name="P21"><text:s/>2.2.By using the software, you are bound to the following binding agreement: <text:tab/>4</text:p>
          <text:p text:style-name="P20"><text:s/>3.Concepts<text:tab/>6</text:p>
          <text:p text:style-name="P20"><text:s/>4.Set up of the operating system<text:tab/>7</text:p>
          <text:p text:style-name="P21"><text:s/>4.1.User configuration in FabOS_config.h<text:tab/>7</text:p>
          <text:p text:style-name="P21"><text:s/>4.2.OS_DeclareTask(TaskName, StackSize);<text:tab/>8</text:p>
          <text:p text:style-name="P21"><text:s/>4.3.Scheduling Timer<text:tab/>8</text:p>
          <text:p text:style-name="P21"><text:s/>4.4.void OS_CustomISRCode() ;<text:tab/>8</text:p>
          <text:p text:style-name="P21"><text:s/>4.5.void CPU_init()<text:tab/>8</text:p>
          <text:p text:style-name="P21"><text:s/>4.6.void OS_CreateTask( TaskName, uint8_t taskNum)<text:tab/>8</text:p>
          <text:p text:style-name="P21"><text:s/>4.7.void OS_StartExecution() <text:tab/>9</text:p>
          <text:p text:style-name="P20"><text:s/>5.The main()<text:tab/>10</text:p>
          <text:p text:style-name="P20"><text:s/>6.Preemptive tasks<text:tab/>11</text:p>
          <text:p text:style-name="P21"><text:s/>6.1.Idle task<text:tab/>11</text:p>
          <text:p text:style-name="P20"><text:s/>7.Mutexes<text:tab/>12</text:p>
          <text:p text:style-name="P21"><text:s/>7.1.void OS_MutexGet(int8_t mutexNum);<text:tab/>12</text:p>
          <text:p text:style-name="P21"><text:s/>7.2.void OS_MutexRelease(int8_t mutexNum);<text:tab/>12</text:p>
          <text:p text:style-name="P20"><text:s/>8.Alarms<text:tab/>13</text:p>
          <text:p text:style-name="P21"><text:s/>8.1.void OS_WaitTicks( uint8_t AlarmID, uint16_t numTicks) ; <text:tab/>13</text:p>
          <text:p text:style-name="P21"><text:s/>8.2.void OS_SetAlarm(uint8_t AlarmID, uint16_t numTicks ); <text:tab/>13</text:p>
          <text:p text:style-name="P21"><text:s/>8.3.void OS_WaitAlarm(uint8_t AlarmID, ); <text:tab/>13</text:p>
          <text:p text:style-name="P20"><text:s/>9.Events<text:tab/>14</text:p>
          <text:p text:style-name="P21"><text:s/>9.1.void OS_SetEvent(uint8_t TaskID, uint8_t EventMask)<text:tab/>14</text:p>
          <text:p text:style-name="P21"><text:s/>9.2.uint8_t OS_WaitEvent(uint8_t EventMask) <text:tab/>14</text:p>
          <text:p text:style-name="P21"><text:s/>9.3.uint8_t OS_WaitEventTimeout(uint8_t EventMask, uint8_t AlarmID, uint16_t numTicks )<text:tab/>14</text:p>
          <text:p text:style-name="P20"><text:s/>10.Queues<text:tab/>15</text:p>
          <text:p text:style-name="P21"><text:s/>10.1.uint8_t OS_QueueIn(OS_Queue_t* pQueue , uint8_t *pByte)<text:tab/>15</text:p>
          <text:p text:style-name="P21"><text:s/>10.2.uint8_t OS_QueueOut(OS_Queue_t* pQueue, uint8_t *pByte)<text:tab/>15</text:p>
          <text:p text:style-name="P20"><text:s/>11.Internal functions (normally not used by the user)<text:tab/>16</text:p>
          <text:p text:style-name="P21"><text:s/>11.1.ISR <text:s/>(OS_ScheduleISR)__attribute__ ((naked,signal)); <text:tab/>16</text:p>
          <text:p text:style-name="P21"><text:s/>11.2.void OS_CreateTaskInt( void (*t)(), uint8_t taskNum, uint8_t *stack, uint8_t stackSize ) <text:tab/>16</text:p>
          <text:p text:style-name="P21"><text:s/>11.3.int8_t OS_GetNextTaskNumber()<text:tab/>16</text:p>
          <text:p text:style-name="P21"><text:s/>11.4.void OS_Reschedule()__attribute__ ((naked))<text:tab/>16</text:p>
          <text:p text:style-name="P20"><text:s/>12.Helper functions<text:tab/>17</text:p>
          <text:p text:style-name="P21"><text:s/>12.1.void OS_ErrorHook(uint8_t ErrNo)<text:tab/>17</text:p>
          <text:p text:style-name="P21"><text:s/>12.2.uint16_t OS_GetUnusedStack (uint8_t TaskID)<text:tab/>17</text:p>
          <text:p text:style-name="P21"><text:s/>12.3.void OS_GetTicks(uint32_t* pTime) <text:tab/>17</text:p>
          <text:p text:style-name="P21"><text:s/>12.4.uint8_t OS_GetQueueSpace(OS_Queue_t* pQueue)<text:tab/>17</text:p>
          <text:p text:style-name="P20"><text:s/>13.Programming hints<text:tab/>18</text:p>
          <text:p text:style-name="P21"><text:s/>13.1.Create a cyclic task<text:tab/>18</text:p>
          <text:p text:style-name="P20"><text:s/>14.Program example<text:tab/>19</text:p>
        </text:index-body>
      </text:table-of-content>
      <text:h text:style-name="P32" text:outline-level="1">What is FabOS</text:h>
      <text:p text:style-name="P3">FabOS is a lightweight embedded operating system aimed for small 8-bit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the AVR implementation with 3 Tasks (4 including idle), 3 alarms and 3 mutexes, it takes 82 to 95 bytes RAM and 2070 to 2470 bytes code. This values are net values. The stack space for every task and possibly used queue space is to be added.</text:p>
      <text:p text:style-name="P3"/>
      <text:p text:style-name="P3">Key features:</text:p>
      <text:list xml:id="list42602303" text:style-name="L1">
        <text:list-item>
          <text:p text:style-name="P23"><text:span text:style-name="T6">Preemtive real time task scheduling</text:span> </text:p>
        </text:list-item>
        <text:list-item>
          <text:p text:style-name="P26">Mutexes with priority inversion</text:p>
        </text:list-item>
        <text:list-item>
          <text:p text:style-name="P26">Up to 8 Events per task</text:p>
        </text:list-item>
        <text:list-item>
          <text:p text:style-name="P26"><text:span text:style-name="T6">User defined Queues</text:span> </text:p>
        </text:list-item>
        <text:list-item>
          <text:p text:style-name="P26">Several timed Alarms per Task</text:p>
        </text:list-item>
        <text:list-item>
          <text:p text:style-name="P26"><text:span text:style-name="T6">Flexible OS-tick timer interrupt - any interrupt source can be used for scheduling</text:span> </text:p>
        </text:list-item>
        <text:list-item>
          <text:p text:style-name="P26">The scheduling interrupt remains usable for the application</text:p>
        </text:list-item>
        <text:list-item>
          <text:p text:style-name="P26"><text:span text:style-name="T6">Idle task, which runs on "native" stack</text:span> </text:p>
        </text:list-item>
        <text:list-item>
          <text:p text:style-name="P26">Optional run-time checks</text:p>
        </text:list-item>
        <text:list-item>
          <text:p text:style-name="P30">Easy to use and to understand</text:p>
          <text:p text:style-name="P31"><text:s/></text:p>
        </text:list-item>
      </text:list>
      <text:h text:style-name="P33" text:outline-level="1">License Agreement</text:h>
      <text:p text:style-name="P6">This software is subject to copyright law. </text:p>
      <text:h text:style-name="P34" text:outline-level="2">A short summary of the license agreement:</text:h>
      <text:list xml:id="list42616028" text:style-name="L2">
        <text:list-item>
          <text:p text:style-name="P27">Free usage for evaluation, education and private purposes. </text:p>
        </text:list-item>
        <text:list-item>
          <text:p text:style-name="P27">For commercial use a (payed) license is mandatory. </text:p>
        </text:list-item>
        <text:list-item>
          <text:p text:style-name="P29"><text:bookmark text:name="result_box"/>Entitled to support or warranty only in case of a commercial license.</text:p>
        </text:list-item>
        <text:list-item>
          <text:p text:style-name="P29">No liability by the author</text:p>
        </text:list-item>
        <text:list-item>
          <text:p text:style-name="P27"><text:span text:style-name="T7">No copying / transmission / retransmission</text:span> execept approved by the author.</text:p>
        </text:list-item>
      </text:list>
      <text:p text:style-name="P9"/>
      <text:p text:style-name="P15"><text:bookmark text:name="result_box1"/>The fee for a commercial license with support and warranty is cheaper than you might expect, please request without obligation. </text:p>
      <text:h text:style-name="P35" text:outline-level="2"><text:bookmark text:name="result_box3"/>By using the software, you are bound to the following binding agreement: </text:h>
      <text:p text:style-name="P5"><text:bookmark text:name="result_box4"/>The software is entrusted to the one it was originally sent, or to whom a download link has been sent.<text:line-break/><text:span text:style-name="T7">Any further distribution of this software on any media or public networks is permitted only with prior permission of the author.<text:line-break/></text:span>The further development or modification of certain files ("FabOS.c and FabOS.h") is only permitted if the author is informed directly. <text:span text:style-name="T7">Please use the contact form or mail.</text:span> </text:p>
      <text:p text:style-name="P5"/>
      <text:p text:style-name="P5"><text:bookmark text:name="result_box5"/>For commercial use a commercial software license is required.<text:line-break/>Using the software in home environment, education or evaluation is free of charge. </text:p>
      <text:p text:style-name="P5"/>
      <text:p text:style-name="P5"><text:bookmark text:name="result_box6"/><text:span text:style-name="T7">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5"/>
      <text:p text:style-name="P5"><text:bookmark text:name="result_box7"/>No liability for consequential damages:<text:line-break/>With the exception of gross negligence or wil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5"/>
      <text:p text:style-name="P5"><text:bookmark text:name="result_box10"/>The software is not designed <text:s/>for use in applications where a possible malfunction endangers, directly or indirectly, property or the health, physical integrity or life of a human. </text:p>
      <text:p text:style-name="P5"><text:bookmark text:name="result_box9"/>The customer is responsible for validation, testing, qualification and -if necessary- certification of the entire system and has therefore the responsibility for all consequences. </text:p>
      <text:p text:style-name="P5"/>
      <text:p text:style-name="P5"><text:bookmark text:name="result_box11"/>Warranty:<text:line-break/><text:span text:style-name="T7">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before the correction of the error.<text:line-break/><text:soft-page-break/>This guaranty does not apply if the malfunction of the software is caused by misuse or incorrect application by customers or third parties.<text:line-break/><text:span text:style-name="T7">For a corrected version the author does offer a warranty for the remainder of the original warranty period, but not less than 30 days after delivery of the correction.</text:span> </text:p>
      <text:p text:style-name="P5"/>
      <text:p text:style-name="P5"><text:bookmark text:name="result_box12"/>Should a clause be here legally invalid, it should be replaced with the help of common sense so that the original meaning can be fulfilled as possible.</text:p>
      <text:p text:style-name="P5"/>
      <text:p text:style-name="P5"><text:span text:style-name="T7">We live in Germany ... </text:span>therefore, a contract with a disclaimer is unfortunately necessary. </text:p>
      <text:p text:style-name="P5"/>
      <text:p text:style-name="P5"/>
      <text:h text:style-name="P32" text:outline-level="1">Concepts</text:h>
      <text:p text:style-name="P3">This is a static operating system.</text:p>
      <text:p text:style-name="P3">The switching of the tasks is done in a non-cooperative way, so called preemptive task switching. 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6">void myTask(void) </text:p>
      <text:p text:style-name="P16">{</text:p>
      <text:p text:style-name="P18">while(1)</text:p>
      <text:p text:style-name="P18">{</text:p>
      <text:p text:style-name="P18"><text:s/>… your code …</text:p>
      <text:p text:style-name="P18">}</text:p>
      <text:p text:style-name="P16">}</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Restrictions:</text:p>
      <text:list xml:id="list42622435" text:style-name="L3">
        <text:list-item>
          <text:p text:style-name="P24">This is a static operating system. </text:p>
        </text:list-item>
        <text:list-item>
          <text:p text:style-name="P24">A OS element once created, exists forever.</text:p>
        </text:list-item>
        <text:list-item>
          <text:p text:style-name="P24">The use of malloc() is not preferred in a static environment.</text:p>
        </text:list-item>
        <text:list-item>
          <text:p text:style-name="P24">One Task has a fixed priority, which is at the same time the task ID. Lower IDs come first.</text:p>
        </text:list-item>
        <text:list-item>
          <text:p text:style-name="P24">Queues are static.</text:p>
        </text:list-item>
      </text:list>
      <text:p text:style-name="P8"/>
      <text:p text:style-name="P5">There are some macros defined to ease the configuration.<text:line-break/>Please take a look at the example code for clarification.</text:p>
      <text:h text:style-name="P33" text:outline-level="1">Set up of the operating system</text:h>
      <text:p text:style-name="P5">The set-up of the operating system is done at two points.</text:p>
      <text:list xml:id="list42599414" text:style-name="L4">
        <text:list-item>
          <text:p text:style-name="P28">the FabOS_config.h file and</text:p>
        </text:list-item>
        <text:list-item>
          <text:p text:style-name="P28">the main entry file of your application.</text:p>
        </text:list-item>
      </text:list>
      <text:h text:style-name="P36" text:outline-level="2">User configuration in FabOS_config.h</text:h>
      <text:p text:style-name="P16">#define OS_NUMTASKS 3 </text:p>
      <text:p text:style-name="P5">Set the total number of <text:s/>tasks excluding the idle task. (number of OS_CreateTask – function calls) <text:line-break/>The maximum number is 64. The maximum performance is reached with number &lt;= 8.</text:p>
      <text:p text:style-name="P5"/>
      <text:p text:style-name="P16">#define OS_NUMMUTEX 3 </text:p>
      <text:p text:style-name="P5">Set the total number of different mutexes.</text:p>
      <text:p text:style-name="P5">The maximum number is limited to 255.</text:p>
      <text:p text:style-name="P5"/>
      <text:p text:style-name="P16">#define OS_NUMALARMS 5</text:p>
      <text:p text:style-name="P5">Set the total number of different Alarms. </text:p>
      <text:p text:style-name="P5">The maximum number is limited to 255.</text:p>
      <text:p text:style-name="P5"/>
      <text:p text:style-name="P16">#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6">#define OS_USECLOCK 1</text:p>
      <text:p text:style-name="P5">Enable the use of a 32-bit OS tick counter, which can be read by OS_GetTicks(uint32_t* pTime)</text:p>
      <text:p text:style-name="P16"/>
      <text:p text:style-name="P16">#define OS_USECOMBINED 1 <text:tab/></text:p>
      <text:p text:style-name="Text_20_body"><text:span text:style-name="T2">Use "OS_WaitTicks()" and "OS_WaitEventTimeout()"</text:span><text:span text:style-name="T2"> </text:span>which is easier to use, than combining alarms and events to get the functionality.</text:p>
      <text:p text:style-name="P16"/>
      <text:p text:style-name="P16">#define OS_USEEXTCHECKS 1</text:p>
      <text:p text:style-name="P5">Prevent false API usage (e.g. waiting in idle task)</text:p>
      <text:p text:style-name="P16"/>
      <text:p text:style-name="P16">#define OS_USEMEMCHECKS 1</text:p>
      <text:p text:style-name="P5">Enable the OS_get_unused_Stack function.</text:p>
      <text:p text:style-name="P5"/>
      <text:p text:style-name="P16">#define OS_UNUSEDMASK 0xee</text:p>
      <text:p text:style-name="P5">Set the value to be written into unused memory. </text:p>
      <text:p text:style-name="P5">Used by "OS_get_unused_Stack()"</text:p>
      <text:p text:style-name="P5"/>
      <text:p text:style-name="P16">#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6">#define OS_TRACESIZE 1000<text:tab/></text:p>
      <text:p text:style-name="P5">Size of OS_Tracebuffer[] (in bytes)</text:p>
      <text:h text:style-name="P34" text:outline-level="2"><text:bookmark text:name="__RefHeading__1443_1609144993"/><text:soft-page-break/>OS_DeclareTask(TaskName, StackSize);<text:bookmark-end text:name="__RefHeading__1443_1609144993"/></text:h>
      <text:p text:style-name="P5">This is a macro for the task function prototype definition, as well as the stack allocation. It is to be used before main(), where the global variables are declared. The task name is then used as the name of the void function, which declares the task. For the stack, t<text:span text:style-name="T3">he prefix “OSStack” is <text:s/>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can occur within every task.</text:span></text:p>
      <text:p text:style-name="P3"/>
      <text:p text:style-name="P3">The remaining unused stack size can be checked by t OS_get_unused_stack(TaskID) function.</text:p>
      <text:p text:style-name="P3"/>
      <text:p text:style-name="P3">An example may look like:</text:p>
      <text:p text:style-name="P16">OS_DeclareTask(myTask,200); </text:p>
      <text:p text:style-name="P3">and expands as follows:</text:p>
      <text:p text:style-name="P17">void MyTask(void); // function prototype</text:p>
      <text:p text:style-name="P17">uint8_t OSStackMyTask[200]; // task stack definition</text:p>
      <text:h text:style-name="P34" text:outline-level="2">Scheduling Timer</text:h>
      <text:p text:style-name="P5">The used timer interrupt is to be defined in FabOS_config.h for example:</text:p>
      <text:p text:style-name="P16">#define OS_ScheduleISR TIMER1_COMPA_vect</text:p>
      <text:p text:style-name="P5">Or any other valid interrupt of the processor.</text:p>
      <text:p text:style-name="P5"/>
      <text:p text:style-name="P5">In the CPUinit() the used timer interrupt is to be set up with global interrupts disabled. 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6" text:outline-level="2">void OS_CustomISRCode() ;</text:h>
      <text:p text:style-name="P3">This function is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text:p>
      <text:p text:style-name="P16">void OS_CustomISRCode(void)</text:p>
      <text:p text:style-name="P16">{</text:p>
      <text:p text:style-name="P16"><text:tab/>// TODO add your Timer ISR here</text:p>
      <text:p text:style-name="P16"><text:tab/>TCNT1 =0; <text:s/>// reset the timer on ISR</text:p>
      <text:p text:style-name="P16">}</text:p>
      <text:h text:style-name="P36"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36"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ext:soft-page-break/>Task 0 has the highest priority. Task 7 is the lowest priority. The maximum number of tasks is 8. (so the highest number here is 7)</text:p>
      <text:p text:style-name="P3">In a bigger application it may be useful to use macros for the task IDs.</text:p>
      <text:p text:style-name="P3"/>
      <text:p text:style-name="P3">An example may look like:</text:p>
      <text:p text:style-name="P16">OS_CreateTask( myTask, 1);</text:p>
      <text:p text:style-name="P3">and expands to:</text:p>
      <text:p text:style-name="P16">OS_TaskCreateInt(myTask, 1, StackmyTask , sizeof(StackmyTask));</text:p>
      <text:p text:style-name="P3">which is the internal task creation function, which joins the task function and the task stack.</text:p>
      <text:h text:style-name="P36"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may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6">int main(void)</text:p>
      <text:p text:style-name="P16">{</text:p>
      <text:p text:style-name="P5">Initialisation of the CPU with global interrupts disabled afterwards:</text:p>
      <text:p text:style-name="P16"><text:tab/>CPU_init();</text:p>
      <text:p text:style-name="P5"/>
      <text:p text:style-name="P5">The creation of the tasks (up to NUMTASKS) with priority, where 0 is highest prio; </text:p>
      <text:p text:style-name="P5">The same priority (also Task ID) must only appear once.:</text:p>
      <text:p text:style-name="P16"/>
      <text:p text:style-name="P16"><text:tab/>#define TSKID0 0 </text:p>
      <text:p text:style-name="P16"><text:tab/>#define TSKID1 1</text:p>
      <text:p text:style-name="P16"><text:tab/>#define TSKID2 2 // in header-file!</text:p>
      <text:p text:style-name="P16"/>
      <text:p text:style-name="P16"><text:tab/>OS_CreateTask(Task1, TSKID0);</text:p>
      <text:p text:style-name="P16"><text:tab/>OS_CreateTask(Task2, TSKID1);</text:p>
      <text:p text:style-name="P16"><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6"><text:tab/></text:p>
      <text:p text:style-name="P16"><text:tab/>#define ALMID_A 0</text:p>
      <text:p text:style-name="P16"><text:tab/>#define ALMID_B 1</text:p>
      <text:p text:style-name="P16"><text:tab/>#define ALMID_C 2 // in header-file!</text:p>
      <text:p text:style-name="P16"><text:tab/></text:p>
      <text:p text:style-name="P16"><text:tab/>OS_CreateAlarm(ALMID_A,TSKID0);</text:p>
      <text:p text:style-name="P16"><text:tab/>OS_CreateAlarm(ALMID_B,TSKID0); // two alarms are bound to task 0</text:p>
      <text:p text:style-name="P16"><text:tab/>OS_CreateAlarm(ALMID_C,TSKID1);</text:p>
      <text:p text:style-name="P16"/>
      <text:p text:style-name="P5"/>
      <text:p text:style-name="P5">Starting of the Operating System:</text:p>
      <text:p text:style-name="P16"><text:tab/>OS_StartExecution() ;</text:p>
      <text:p text:style-name="P16"><text:tab/>while(1)</text:p>
      <text:p text:style-name="P16"><text:tab/>{</text:p>
      <text:p text:style-name="P16"><text:tab/><text:tab/>// THIS IS the idle task, which must never exit.</text:p>
      <text:p text:style-name="P16"><text:tab/>}</text:p>
      <text:p text:style-name="P16">}</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6">void Task(void) { … your code ...}</text:p>
      <text:p text:style-name="P5">A Task must never exit the function. Therefore the following is the minimum for a task. </text:p>
      <text:p text:style-name="P16">void Task(void) </text:p>
      <text:p text:style-name="P16">{ </text:p>
      <text:p text:style-name="P18">while(1)</text:p>
      <text:p text:style-name="P18">{</text:p>
      <text:p text:style-name="P18"><text:tab/>// add your code here...</text:p>
      <text:p text:style-name="P18">}</text:p>
      <text:p text:style-name="P18">// this line must never be hit!</text:p>
      <text:p text:style-name="P16">}</text:p>
      <text:p text:style-name="P5">If the function exits by accident, the CPU will reset or some other unpredictable results will occur. (e.g. infinite loop with no scheduling active)</text:p>
      <text:p text:style-name="P3">The prototype and definition of the task stack via a byte array, is declared by using the macro:</text:p>
      <text:p text:style-name="P16">OS_DeclareTask(). (see <text:bookmark-ref text:reference-format="chapter" text:ref-name="__RefHeading__1443_1609144993">4.2</text:bookmark-ref> <text:bookmark-ref text:reference-format="text" text:ref-name="__RefHeading__1443_1609144993">OS_DeclareTask(TaskName, StackSize);</text:bookmark-ref>)</text:p>
      <text:h text:style-name="P34"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6">void <text:tab/>OS_SetEvent(uint8_t EventMask, uint8_t TaskID);</text:p>
      <text:p text:style-name="P16">void <text:tab/>OS_MutexGet(int8_t mutexID); </text:p>
      <text:p text:style-name="P16">void <text:tab/>OS_MutexRelease(int8_t mutexID); </text:p>
      <text:p text:style-name="P16">void <text:tab/>OS_SetAlarm(uint8_t AlarmID, uint16_t numTicks ); </text:p>
      <text:p text:style-name="P16">uint8_t<text:tab/>OS_QueueIn(OS_Queue_t* pQueue , uint8_t byte); </text:p>
      <text:p text:style-name="P16">uint8_t<text:tab/>OS_QueueOut(OS_Queue_t* pQueue, uint8_t *pByte); </text:p>
      <text:p text:style-name="P16">uint16_t<text:tab/>OS_GetUnusedStack (uint8_t TaskID); </text:p>
      <text:p text:style-name="P16">void <text:tab/>OS_GetTicks(uint32_t* pTime); </text:p>
      <text:p text:style-name="P3"/>
      <text:h text:style-name="P34" text:outline-level="2" text:is-list-header="true"/>
      <text:h text:style-name="P33" text:outline-level="1">Mutexes</text:h>
      <text:h text:style-name="P36"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3">Trying to get the same mutex twice without releasing it, leads to an eternal loop.</text:p>
      <text:p text:style-name="P3">Triggers re-scheduling.</text:p>
      <text:h text:style-name="P36" text:outline-level="2">void OS_MutexRelease(int8_t mutexNum);</text:h>
      <text:p text:style-name="P3">Release the mutex at the end of a critical section. A re-scheduling will be done, if another task is waiting for the mutex.</text:p>
      <text:p text:style-name="P3">Triggers re-scheduling.</text:p>
      <text:h text:style-name="P33" text:outline-level="1">Alarms</text:h>
      <text:p text:style-name="P5">Alarms wake up tasks after a certain time. An Alarm is always assigned to a task. </text:p>
      <text:p text:style-name="P5">Alarms have to be pre-configured:</text:p>
      <text:p text:style-name="P5"/>
      <text:p text:style-name="P5">Use the </text:p>
      <text:p text:style-name="P16">OS_CreateAlarm(ALARMID, TASKID) </text:p>
      <text:p text:style-name="P5">macro to assign an alarm to a task before using it.</text:p>
      <text:p text:style-name="P16"/>
      <text:h text:style-name="P36"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36"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36" text:outline-level="2">void OS_WaitAlarm(uint8_t AlarmID, ); </text:h>
      <text:p text:style-name="P3">Inactivate Task and wait for an alarm to expire.</text:p>
      <text:p text:style-name="P3">Triggers re-scheduling.</text:p>
      <text:h text:style-name="P33" text:outline-level="1">Events</text:h>
      <text:p text:style-name="P5">OS events are not to be confused with the XMEGA event system, which can of course be used in parallel.</text:p>
      <text:h text:style-name="P34"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3">Triggers re-scheduling.</text:p>
      <text:h text:style-name="P34"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6">SetAlarm(MyAlarm, MyTimeout);<text:line-break/>ret = WaitEvent(myEventMask);</text:p>
      <text:p text:style-name="P5">if (ret == 0) , then you had a timeout.</text:p>
      <text:p text:style-name="P5">You have to disable the alarm in case of event success using:</text:p>
      <text:p text:style-name="P16">SetAlarm(MyAlarm, 0);</text:p>
      <text:p text:style-name="P5">...or just use the following simplified <text:span text:style-name="T4">OS_WaitEventTimeout </text:span>function.</text:p>
      <text:p text:style-name="P3"/>
      <text:p text:style-name="P3"/>
      <text:h text:style-name="P37" text:outline-level="2">uint8_t OS_WaitEventTimeout(uint8_t EventMask, uint8_t AlarmID, uint16_t numTicks )</text:h>
      <text:p text:style-name="P5"><text:span text:style-name="T4">Inactivate Task and w</text:span><text:span text:style-name="T4">ait for an event in combination with a timeout.</text:span></text:p>
      <text:p text:style-name="P4">Continues, if:</text:p>
      <text:list xml:id="list42607159" text:style-name="L5">
        <text:list-item>
          <text:p text:style-name="P25">the timeout has expired (return value is 0)</text:p>
        </text:list-item>
        <text:list-item>
          <text:p text:style-name="P25">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33" text:outline-level="1">Queues</text:h>
      <text:p text:style-name="P3">The queue memory must be globally declared and initialized as follows:</text:p>
      <text:p text:style-name="P16">OS_DeclareQueue(QueueName, NumberOfElements, ElementSize);</text:p>
      <text:p text:style-name="P3">It is to be used outside of main(), where global variables are declared. </text:p>
      <text:p text:style-name="P5">For example:</text:p>
      <text:p text:style-name="P16">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6">OS_DeclareQueue(myQueue,100,4);</text:p>
      <text:p text:style-name="P5">expands to:</text:p>
      <text:p text:style-name="P16">uint8_t OSQDmyQueue[101*4]; // OS Queue Data</text:p>
      <text:p text:style-name="P16">OS_Queue_t myQueue = {0,0,4,101*4,OSQDmyQueue} // Queue struct</text:p>
      <text:p text:style-name="P5"/>
      <text:p text:style-name="P5">That means, it declares an array for the queue data and a queue struct, which contains the information and pointers to the data array.</text:p>
      <text:h text:style-name="P34"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6">ret = OS_QueueIn(&amp;myQueue,(uint8_t*)&amp;my32BitValue);</text:p>
      <text:h text:style-name="P34"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6">ret= OS_QueueOut(&amp;myQueue,(uint8_t*)&amp;my32BitValue);</text:p>
      <text:h text:style-name="P33" text:outline-level="1">Internal functions (normally not used by the user)</text:h>
      <text:h text:style-name="P36" text:outline-level="2">ISR <text:s/>(OS_ScheduleISR)__attribute__ ((naked,signal)); </text:h>
      <text:p text:style-name="P3">Internal, not to be called by the application;</text:p>
      <text:p text:style-name="P3">OS tick interrupt function (vector name must be defined in FabOS.h)</text:p>
      <text:h text:style-name="P36" text:outline-level="2">void OS_CreateTaskInt( void (*t)(), uint8_t taskNum, uint8_t *stack, uint8_t stackSize ) </text:h>
      <text:p text:style-name="P3">Internal, not to be called by the application;</text:p>
      <text:p text:style-name="P3">Create a task, function provided as a macro for simplification.</text:p>
      <text:h text:style-name="P36" text:outline-level="2">int8_t OS_GetNextTaskNumber()</text:h>
      <text:p text:style-name="P3">Internal: determine the next task to be run according priority.</text:p>
      <text:h text:style-name="P36"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33" text:outline-level="1">Helper functions</text:h>
      <text:p text:style-name="P5">This functions are available, if the functionality in FabOS_config.h is activated.</text:p>
      <text:h text:style-name="P34" text:outline-level="2">void OS_ErrorHook(uint8_t ErrNo)</text:h>
      <text:p text:style-name="P5">For error detection if <text:s/>OS_USEEXTCHECKS == 1 is used, a function of this name has to be provided. An example may look as follows:</text:p>
      <text:p text:style-name="P5"/>
      <text:p text:style-name="P16">void OS_ErrorHook(uint8_t ErrNo)</text:p>
      <text:p text:style-name="P16">{</text:p>
      <text:p text:style-name="P16"><text:tab/>switch(ErrNo)</text:p>
      <text:p text:style-name="P16"><text:tab/>{</text:p>
      <text:p text:style-name="P16"><text:tab/><text:tab/>case 2:</text:p>
      <text:p text:style-name="P16"><text:tab/><text:tab/><text:tab/>// OS_WaitEvent: waiting in idle is not allowed</text:p>
      <text:p text:style-name="P16"><text:tab/><text:tab/><text:tab/>break;<text:tab/></text:p>
      <text:p text:style-name="P16"><text:tab/><text:tab/>case 4:</text:p>
      <text:p text:style-name="P16"><text:tab/><text:tab/><text:tab/>// OS_WaitAlarm: waiting in idle is not allowed</text:p>
      <text:p text:style-name="P16"><text:tab/><text:tab/><text:tab/>break;</text:p>
      <text:p text:style-name="P16"><text:tab/><text:tab/>case 5:</text:p>
      <text:p text:style-name="P16"><text:tab/><text:tab/><text:tab/>// OS_MutexGet: invalid Mutex number</text:p>
      <text:p text:style-name="P16"><text:tab/><text:tab/><text:tab/>break;</text:p>
      <text:p text:style-name="P16"><text:tab/><text:tab/>case 6:</text:p>
      <text:p text:style-name="P16"><text:tab/><text:tab/><text:tab/>// OS_MutexRelease: invalid Mutex number</text:p>
      <text:p text:style-name="P16"><text:tab/><text:tab/><text:tab/>break;</text:p>
      <text:p text:style-name="P16"><text:tab/><text:tab/>case 7:</text:p>
      <text:p text:style-name="P16"><text:tab/><text:tab/><text:tab/>// OS_Alarm misconfiguration</text:p>
      <text:p text:style-name="P16"><text:tab/><text:tab/><text:tab/>break;</text:p>
      <text:p text:style-name="P16"><text:tab/><text:tab/>case 8:</text:p>
      <text:p text:style-name="P16"><text:tab/><text:tab/><text:tab/>// OS_WaitAlarm: Alarm was not active</text:p>
      <text:p text:style-name="P16"><text:tab/><text:tab/><text:tab/>break;</text:p>
      <text:p text:style-name="P16"><text:tab/><text:tab/>case 9:</text:p>
      <text:p text:style-name="P16"><text:tab/><text:tab/><text:tab/>// OS_WaitAlarm: Alarm is not assigned to the task</text:p>
      <text:p text:style-name="P16"><text:tab/><text:tab/><text:tab/>break;</text:p>
      <text:p text:style-name="P16"><text:tab/><text:tab/>default:</text:p>
      <text:p text:style-name="P16"><text:tab/><text:tab/><text:tab/>break;<text:tab/></text:p>
      <text:p text:style-name="P16"><text:tab/>}</text:p>
      <text:p text:style-name="P16">}</text:p>
      <text:p text:style-name="P5">The code may be modified as needed.</text:p>
      <text:h text:style-name="P36" text:outline-level="2">uint16_t OS_GetUnusedStack (uint8_t TaskID)</text:h>
      <text:p text:style-name="P3">Get the unused stack space in bytes for any task.</text:p>
      <text:p text:style-name="P3">The parameter is the Task ID. For the idle task specify NUMTASKS.</text:p>
      <text:h text:style-name="P34" text:outline-level="2">void OS_GetTicks(uint32_t* pTime) </text:h>
      <text:p text:style-name="P5">Get the elapsed OS-ticks (count of elapsed OS-ISR events)</text:p>
      <text:p text:style-name="P5">Can be used to implement a precise time information.</text:p>
      <text:h text:style-name="P34" text:outline-level="2">uint8_t OS_GetQueueSpace(OS_Queue_t* pQueue)</text:h>
      <text:p text:style-name="P5">Get the number of unused queue elements in a queue.</text:p>
      <text:p text:style-name="P5">The parameter is a pointer to the queue.</text:p>
      <text:p text:style-name="P16">space = OS_GetQueueSpace(&amp;TestQ);</text:p>
      <text:h text:style-name="P33" text:outline-level="1">Programming hints</text:h>
      <text:h text:style-name="P34" text:outline-level="2">Create a cyclic task</text:h>
      <text:p text:style-name="P5">To create a cyclic task, just set an alarm for the next activation directly after waiting for it. <text:s/>"myOS.CurrTask" could be replaced by the task ID.</text:p>
      <text:p text:style-name="P16">void myCyclicTask() </text:p>
      <text:p text:style-name="P16">{</text:p>
      <text:p text:style-name="P16"><text:tab/>OS_CreateAlarm(OSALMCyclicRepeat, OSTSKCyclic); // maybe in main()</text:p>
      <text:p text:style-name="P16"/>
      <text:p text:style-name="P16"><text:tab/>OS_SetAlarm(OSALMCyclicRepeat,10);</text:p>
      <text:p text:style-name="P16"><text:tab/>while(1)</text:p>
      <text:p text:style-name="P16"><text:tab/>{</text:p>
      <text:p text:style-name="P16"><text:tab/><text:tab/>OS_WaitAlarm(OSALMCyclicRepeat);</text:p>
      <text:p text:style-name="P16"><text:tab/><text:tab/>OS_SetAlarm(OSALMCyclicRepeat,10);</text:p>
      <text:p text:style-name="P16"><text:tab/><text:tab/></text:p>
      <text:p text:style-name="P16"><text:tab/><text:tab/>// this is a cyclic task, which runs exactly every 10 ticks</text:p>
      <text:p text:style-name="P16"/>
      <text:p text:style-name="P16"><text:tab/><text:tab/>// TODO add your code here</text:p>
      <text:p text:style-name="P16"><text:tab/>}</text:p>
      <text:p text:style-name="P16">}</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33"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19</text:page-number>/<text:page-count>21</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7H14M08S</meta:editing-duration>
    <meta:editing-cycles>72</meta:editing-cycles>
    <meta:generator>OpenOffice.org/3.2$Win32 OpenOffice.org_project/320m12$Build-9483</meta:generator>
    <dc:date>2010-06-14T23:07:44.23</dc:date>
    <dc:creator>Fabian Huslik</dc:creator>
    <meta:document-statistic meta:table-count="0" meta:image-count="0" meta:object-count="0" meta:page-count="21" meta:paragraph-count="559" meta:word-count="3937" meta:character-count="25780"/>
    <meta:user-defined meta:name="Info 1"/>
    <meta:user-defined meta:name="Info 2"/>
    <meta:user-defined meta:name="Info 3"/>
    <meta:user-defined meta:name="Info 4"/>
  </office:meta>
</office:document-meta>
</file>